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Lucida Sans Unicode" svg:font-family="'Lucida Sans Unicode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d3d063" style:parent-style-name="Standard">
      <style:text-properties fo:font-size="12.0pt" style:font-size-asian="12.0pt"/>
    </style:style>
    <style:style style:family="paragraph" style:name="a595c6d" style:parent-style-name="Standard">
      <style:paragraph-properties>
        <style:tab-stops>
          <style:tab-stop style:position="6.001cm"/>
        </style:tab-stops>
      </style:paragraph-properties>
      <style:text-properties fo:font-size="12.0pt" style:font-size-asian="12.0pt"/>
    </style:style>
    <style:style style:family="paragraph" style:name="a77f1a0" style:parent-style-name="Standard">
      <style:paragraph-properties>
        <style:tab-stops>
          <style:tab-stop style:position="11.001cm"/>
        </style:tab-stops>
      </style:paragraph-properties>
      <style:text-properties fo:font-size="12.0pt" style:font-size-asian="12.0pt"/>
    </style:style>
    <style:style style:family="paragraph" style:name="aa90cdc" style:parent-style-name="Standard">
      <style:paragraph-properties>
        <style:tab-stops>
          <style:tab-stop style:position="6.001cm"/>
        </style:tab-stops>
      </style:paragraph-properties>
      <style:text-properties fo:font-size="12.0pt" style:font-size-asian="12.0pt"/>
    </style:style>
    <style:style style:family="paragraph" style:name="ac42cbf" style:parent-style-name="Standard">
      <style:paragraph-properties>
        <style:tab-stops>
          <style:tab-stop style:position="6.001cm"/>
        </style:tab-stops>
      </style:paragraph-properties>
      <style:text-properties fo:font-size="12.0pt" style:font-size-asian="12.0pt"/>
    </style:style>
    <style:style style:family="paragraph" style:name="a3ff3f8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848bc1">
      <style:text-properties fo:font-size="12.0pt" style:font-size-asian="12.0pt"/>
    </style:style>
    <style:style style:family="text" style:name="ab54044">
      <style:text-properties fo:font-size="12.0pt" fo:font-weight="bold" style:font-size-asian="12.0pt" style:font-weight-asian="bold"/>
    </style:style>
    <style:style style:family="paragraph" style:name="af0cabd" style:parent-style-name="Standard">
      <style:paragraph-properties fo:margin-left="45.01mm" fo:margin-right="0.0mm" fo:text-indent="-45.01mm">
        <style:tab-stops>
          <style:tab-stop style:position="4.501cm"/>
        </style:tab-stops>
      </style:paragraph-properties>
      <style:text-properties/>
    </style:style>
    <style:style style:family="text" style:name="ada59f7">
      <style:text-properties fo:font-size="12.0pt" fo:font-weight="bold" style:font-size-asian="12.0pt" style:font-weight-asian="bold"/>
    </style:style>
    <style:style style:family="text" style:name="a24630c">
      <style:text-properties fo:font-size="12.0pt" style:font-size-asian="12.0pt"/>
    </style:style>
    <style:style style:family="paragraph" style:name="a6a223d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282e82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c5c988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1ff0c4">
      <style:text-properties fo:font-size="12.0pt" style:font-size-asian="12.0pt"/>
    </style:style>
    <style:style style:family="text" style:name="aac0870">
      <style:text-properties fo:font-size="12.0pt" fo:font-weight="bold" style:font-size-asian="12.0pt" style:font-weight-asian="bold"/>
    </style:style>
    <style:style style:family="paragraph" style:name="a252eb4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text" style:name="a9806da">
      <style:text-properties fo:font-size="12.0pt" fo:font-weight="bold" style:font-size-asian="12.0pt" style:font-weight-asian="bold"/>
    </style:style>
    <style:style style:family="text" style:name="a8eb262">
      <style:text-properties fo:font-size="12.0pt" style:font-size-asian="12.0pt"/>
    </style:style>
    <style:style style:family="paragraph" style:name="a4a3963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e32c10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d7354d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63cf37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e32f66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fbd48b">
      <style:text-properties fo:font-size="12.0pt" style:font-size-asian="12.0pt"/>
    </style:style>
    <style:style style:family="text" style:name="a94caa9">
      <style:text-properties fo:font-size="12.0pt" fo:font-weight="bold" style:font-size-asian="12.0pt" style:font-weight-asian="bold"/>
    </style:style>
    <style:style style:family="paragraph" style:name="ad1b089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text" style:name="a6b4790">
      <style:text-properties fo:font-size="12.0pt" fo:font-weight="bold" style:font-size-asian="12.0pt" style:font-weight-asian="bold"/>
    </style:style>
    <style:style style:family="text" style:name="ab0cff7">
      <style:text-properties fo:font-size="12.0pt" style:font-size-asian="12.0pt"/>
    </style:style>
    <style:style style:family="paragraph" style:name="ae34d5e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dd0a54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8eaacb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8df44d" style:parent-style-name="Heading_20_2">
      <style:paragraph-properties>
        <style:tab-stops>
          <style:tab-stop style:position="4.501cm"/>
        </style:tab-stops>
      </style:paragraph-properties>
    </style:style>
    <style:style style:family="paragraph" style:name="a8ecbde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9e128a">
      <style:text-properties fo:font-size="12.0pt" fo:font-weight="bold" style:font-size-asian="12.0pt" style:font-weight-asian="bold"/>
    </style:style>
    <style:style style:family="text" style:name="ad37eec">
      <style:text-properties fo:font-size="12.0pt" style:font-size-asian="12.0pt"/>
    </style:style>
    <style:style style:family="paragraph" style:name="ad2df79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e83af6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4ce4ee" style:parent-style-name="Standard">
      <style:paragraph-properties fo:margin-left="44.98mm" fo:margin-right="0.0mm" fo:text-indent="-44.98mm"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c5ade2" style:parent-style-name="Standard">
      <style:paragraph-properties fo:margin-left="25.01mm" fo:margin-right="0.0mm" fo:text-indent="0.0mm"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0d14b7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14294d">
      <style:text-properties fo:font-size="12.0pt" fo:font-weight="bold" style:font-size-asian="12.0pt" style:font-weight-asian="bold"/>
    </style:style>
    <style:style style:family="text" style:name="a4c517a">
      <style:text-properties fo:font-size="12.0pt" style:font-size-asian="12.0pt"/>
    </style:style>
    <style:style style:family="paragraph" style:name="a91d0f1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7dfb85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2575de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f49358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490dfb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125e23">
      <style:text-properties fo:font-size="12.0pt" fo:font-weight="bold" style:font-size-asian="12.0pt" style:font-weight-asian="bold"/>
    </style:style>
    <style:style style:family="text" style:name="a5cf791">
      <style:text-properties fo:font-size="12.0pt" style:font-size-asian="12.0pt"/>
    </style:style>
    <style:style style:family="paragraph" style:name="ae5ae6b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93f4de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d345a2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2f43df">
      <style:text-properties fo:font-size="12.0pt" fo:font-weight="bold" style:font-size-asian="12.0pt" style:font-weight-asian="bold"/>
    </style:style>
    <style:style style:family="text" style:name="a277162">
      <style:text-properties fo:font-size="12.0pt" style:font-size-asian="12.0pt"/>
    </style:style>
    <style:style style:family="paragraph" style:name="adeaadf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d25182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320280" style:parent-style-name="Standard">
      <style:paragraph-properties fo:margin-left="12.51mm" fo:margin-right="0.0mm" fo:text-indent="-12.51mm"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535a61" style:parent-style-name="Standard">
      <style:paragraph-properties fo:margin-left="12.51mm" fo:margin-right="0.0mm" fo:text-indent="-12.51mm"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04f227" style:parent-style-name="Standard">
      <style:paragraph-properties fo:margin-left="12.51mm" fo:margin-right="0.0mm" fo:text-indent="-12.51mm"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a5e8e5" style:parent-style-name="Standard">
      <style:paragraph-properties fo:margin-left="60.01mm" fo:margin-right="0.0mm" fo:text-indent="-60.01mm">
        <style:tab-stops>
          <style:tab-stop style:position="4.501cm"/>
        </style:tab-stops>
      </style:paragraph-properties>
      <style:text-properties fo:font-size="12.0pt" style:font-size-asian="12.0pt"/>
    </style:style>
    <style:style style:family="text" style:name="aca7c33">
      <style:text-properties fo:font-size="12.0pt" fo:font-weight="bold" style:font-size-asian="12.0pt" style:font-weight-asian="bold"/>
    </style:style>
    <style:style style:family="text" style:name="a72dc3c">
      <style:text-properties fo:font-size="12.0pt" style:font-size-asian="12.0pt"/>
    </style:style>
    <style:style style:family="paragraph" style:name="a38db49" style:parent-style-name="Standard">
      <style:paragraph-properties>
        <style:tab-stops>
          <style:tab-stop style:position="4.501cm"/>
        </style:tab-stops>
      </style:paragraph-properties>
      <style:text-properties/>
    </style:style>
    <style:style style:family="paragraph" style:name="a93e348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675293" style:parent-style-name="Heading_20_2">
      <style:paragraph-properties>
        <style:tab-stops>
          <style:tab-stop style:position="4.501cm"/>
          <style:tab-stop style:position="8.502cm"/>
        </style:tab-stops>
      </style:paragraph-properties>
    </style:style>
    <style:style style:family="paragraph" style:name="a22c23b" style:parent-style-name="Heading_20_2">
      <style:paragraph-properties>
        <style:tab-stops>
          <style:tab-stop style:position="4.501cm"/>
          <style:tab-stop style:position="8.502cm"/>
        </style:tab-stops>
      </style:paragraph-properties>
    </style:style>
    <style:style style:family="paragraph" style:name="a4b2ee4" style:parent-style-name="Heading_20_2">
      <style:paragraph-properties>
        <style:tab-stops>
          <style:tab-stop style:position="4.501cm"/>
          <style:tab-stop style:position="8.502cm"/>
        </style:tab-stops>
      </style:paragraph-properties>
    </style:style>
    <style:style style:family="paragraph" style:name="a8b86da" style:parent-style-name="Heading_20_2">
      <style:paragraph-properties>
        <style:tab-stops>
          <style:tab-stop style:position="4.501cm"/>
          <style:tab-stop style:position="8.502cm"/>
        </style:tab-stops>
      </style:paragraph-properties>
    </style:style>
    <style:style style:family="paragraph" style:name="a378ef6" style:parent-style-name="Heading_20_2">
      <style:paragraph-properties>
        <style:tab-stops>
          <style:tab-stop style:position="4.501cm"/>
          <style:tab-stop style:position="8.502cm"/>
        </style:tab-stops>
      </style:paragraph-properties>
    </style:style>
    <style:style style:family="paragraph" style:name="aeab070" style:parent-style-name="Standard">
      <style:paragraph-properties>
        <style:tab-stops>
          <style:tab-stop style:position="4.501cm"/>
        </style:tab-stops>
      </style:paragraph-properties>
      <style:text-properties fo:font-size="12.0pt" fo:font-weight="bold" style:font-size-asian="12.0pt" style:font-weight-asian="bold"/>
    </style:style>
    <style:style style:family="paragraph" style:name="aa0dd4a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09fa58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b17661" style:parent-style-name="Heading_20_1">
      <style:paragraph-properties>
        <style:tab-stops>
          <style:tab-stop style:position="4.501cm"/>
        </style:tab-stops>
      </style:paragraph-properties>
      <style:text-properties style:font-weight-complex="normal"/>
    </style:style>
    <style:style style:family="paragraph" style:name="a8dfea6" style:parent-style-name="Standard">
      <style:paragraph-properties>
        <style:tab-stops>
          <style:tab-stop style:position="4.501cm"/>
        </style:tab-stops>
      </style:paragraph-properties>
      <style:text-properties fo:font-size="12.0pt" style:font-size-asian="12.0pt"/>
    </style:style>
    <style:style style:family="paragraph" style:name="afd023f" style:parent-style-name="Standard">
      <style:paragraph-properties>
        <style:tab-stops>
          <style:tab-stop style:position="6.001cm"/>
        </style:tab-stops>
      </style:paragraph-properties>
      <style:text-properties fo:font-size="12.0pt" style:font-size-asian="12.0pt"/>
    </style:style>
    <style:style style:family="paragraph" style:name="af68879" style:parent-style-name="Standard">
      <style:paragraph-properties>
        <style:tab-stops>
          <style:tab-stop style:position="6.001cm"/>
        </style:tab-stops>
      </style:paragraph-properties>
      <style:text-properties fo:font-size="12.0pt" style:font-size-asian="12.0pt"/>
    </style:style>
    <style:style style:family="paragraph" style:name="ad3d090" style:parent-style-name="Heading_20_1">
      <style:paragraph-properties/>
    </style:style>
    <text:list-style style:name="WW8Num1">
      <text:list-level-style-number style:num-format="" text:display-levels="1" text:level="1">
        <style:list-level-properties text:list-level-position-and-space-mode="label-alignment"/>
      </text:list-level-style-number>
      <text:list-level-style-number style:num-format="" text:display-levels="1" text:level="2">
        <style:list-level-properties text:list-level-position-and-space-mode="label-alignment"/>
      </text:list-level-style-number>
      <text:list-level-style-number style:num-format="" text:display-levels="1" text:level="3">
        <style:list-level-properties text:list-level-position-and-space-mode="label-alignment"/>
      </text:list-level-style-number>
      <text:list-level-style-number style:num-format="" text:display-levels="1" text:level="4">
        <style:list-level-properties text:list-level-position-and-space-mode="label-alignment"/>
      </text:list-level-style-number>
      <text:list-level-style-number style:num-format="" text:display-levels="1" text:level="5">
        <style:list-level-properties text:list-level-position-and-space-mode="label-alignment"/>
      </text:list-level-style-number>
      <text:list-level-style-number style:num-format="" text:display-levels="1" text:level="6">
        <style:list-level-properties text:list-level-position-and-space-mode="label-alignment"/>
      </text:list-level-style-number>
      <text:list-level-style-number style:num-format="" text:display-levels="1" text:level="7">
        <style:list-level-properties text:list-level-position-and-space-mode="label-alignment"/>
      </text:list-level-style-number>
      <text:list-level-style-number style:num-format="" text:display-levels="1" text:level="8">
        <style:list-level-properties text:list-level-position-and-space-mode="label-alignment"/>
      </text:list-level-style-number>
      <text:list-level-style-number style:num-format="" text:display-levels="1" text:level="9">
        <style:list-level-properties text:list-level-position-and-space-mode="label-alignment"/>
      </text:list-level-style-number>
    </text:list-style>
  </office:automatic-styles>
  <office:body>
    <office:text>
      <text:p text:style-name="ad3d090">Max Mustermann</text:p>
      <text:p text:style-name="af68879">Musterstraße 1</text:p>
      <text:p text:style-name="afd023f">01234 Musterstadt</text:p>
      <text:p text:style-name="a8dfea6"/>
      <text:p text:style-name="ab17661"><text:tab/>Lebenslauf</text:p>
      <text:p text:style-name="a09fa58"/>
      <text:p text:style-name="aa0dd4a"/>
      <text:p text:style-name="aeab070"><text:tab/>Persönliche Daten</text:p>
      <text:h text:outline-level="2" text:style-name="a378ef6"><text:tab/>Name:<text:tab/>Max Mustermann</text:h>
      <text:h text:outline-level="2" text:style-name="a8b86da"><text:tab/>Geburtsdatum:<text:tab/>12. Februar 1977</text:h>
      <text:h text:outline-level="2" text:style-name="a4b2ee4"><text:tab/>Geburtsort:<text:tab/>Musterstadt</text:h>
      <text:h text:outline-level="2" text:style-name="a22c23b"><text:tab/>Familienstand:<text:tab/>ledig</text:h>
      <text:h text:outline-level="2" text:style-name="a675293"><text:tab/>Staatsangehörigkeit:<text:tab/>deutsch</text:h>
      <text:p text:style-name="a93e348"/>
      <text:p text:style-name="a38db49"><text:span text:style-name="a72dc3c"><text:tab/></text:span><text:span text:style-name="aca7c33">Schulbildung</text:span></text:p>
      <text:p text:style-name="aa5e8e5">09/1984 – 08/1988<text:tab/>Grundschule Musterstadt</text:p>
      <text:p text:style-name="a04f227">09/1988 – 07/1996<text:tab/>Gymnasium in Musterstadt</text:p>
      <text:p text:style-name="a535a61"><text:tab/><text:tab/>Abschluss: Allgemeine Hochschulreife</text:p>
      <text:p text:style-name="a320280"><text:tab/><text:tab/>Abschlussnote: 1,0</text:p>
      <text:p text:style-name="ad25182"/>
      <text:p text:style-name="adeaadf"><text:span text:style-name="a277162"><text:tab/></text:span><text:span text:style-name="a2f43df">Wehr- / Zivildienst</text:span></text:p>
      <text:p text:style-name="ad345a2">07/1996 – 04/1997<text:tab/>Soldat der Bundeswehr, letzter Dienstgrad: Obergefreiter</text:p>
      <text:p text:style-name="a93f4de"/>
      <text:p text:style-name="ae5ae6b"><text:span text:style-name="a5cf791"><text:tab/></text:span><text:span text:style-name="a125e23">Berufsausbildung</text:span></text:p>
      <text:p text:style-name="a490dfb">05/1997 – 09/2000<text:tab/>Firma XYZ in Musterstadt,<text:s/></text:p>
      <text:p text:style-name="af49358"><text:tab/>Abschluss: [erlernter Beruf]</text:p>
      <text:p text:style-name="a2575de"><text:tab/>Abschlussprädikat: „gut bestanden“</text:p>
      <text:p text:style-name="a7dfb85"/>
      <text:p text:style-name="a91d0f1"><text:span text:style-name="a4c517a"><text:tab/></text:span><text:span text:style-name="a14294d">Studium</text:span></text:p>
      <text:p text:style-name="a0d14b7">10/2000 – 7/2004<text:tab/>Fachhochschule Musterstadt, Studium der Betriebswirtschaftslehre</text:p>
      <text:p text:style-name="ac5ade2"><text:tab/>mit den Schwerpunkten [Schwerpunkte nennen],</text:p>
      <text:p text:style-name="a4ce4ee">01/2003 – 10/2004<text:tab/>Tätigkeit als wissenschaftlicher Assistent des Prof. Dr. A. Muster im Schwerpunkt [Schwerpunkt nennen]</text:p>
      <text:p text:style-name="ae83af6"/>
      <text:p text:style-name="ad2df79"><text:span text:style-name="ad37eec"><text:tab/></text:span><text:span text:style-name="a9e128a">Praktika / Berufserfahrung</text:span></text:p>
      <text:p text:style-name="a8ecbde">07/2001 – 08/2001<text:tab/>Firma ABC, fünf Wochen Praktikum</text:p>
      <text:h text:outline-level="2" text:style-name="a8df44d"><text:tab/>im [Abteilung] in Musterstadt</text:h>
      <text:p text:style-name="Text_20_body_20_indent">03/2002 – 07/2002<text:tab/>Firma CDE, 20 Wochen Praktikum in der [Abteilung] in Musterstadt</text:p>
      <text:p text:style-name="a8eaacb">11/2003 – 01/2004<text:tab/>Firma FGH, 10 Wochen Praktikum im [Abteilung] in Musterstadt</text:p>
      <text:p text:style-name="add0a54"/>
      <text:p text:style-name="ae34d5e"><text:span text:style-name="ab0cff7"><text:tab/></text:span><text:span text:style-name="a6b4790">EDV – Kenntnisse</text:span></text:p>
      <text:p text:style-name="ad1b089"><text:span text:style-name="a94caa9"><text:tab/></text:span><text:span text:style-name="afbd48b">langjährige Erfahrung mit Microsoft Office Anwendungen</text:span></text:p>
      <text:p text:style-name="ae32f66"><text:tab/>SAP – Grundkenntnisse</text:p>
      <text:p text:style-name="a63cf37"><text:tab/>versiert im Umgang mit dem Internet</text:p>
      <text:p text:style-name="ad7354d"><text:tab/>Grundkenntnisse in: VBA, HTML, PHP</text:p>
      <text:p text:style-name="ae32c10"/>
      <text:p text:style-name="a4a3963"><text:span text:style-name="a8eb262"><text:tab/></text:span><text:span text:style-name="a9806da">Sprachkenntnisse</text:span></text:p>
      <text:p text:style-name="a252eb4"><text:span text:style-name="aac0870"><text:tab/></text:span><text:span text:style-name="a1ff0c4">Grundkenntnisse in Spanisch</text:span></text:p>
      <text:p text:style-name="ac5c988"><text:tab/>„upperintermediate Level“ in Englisch</text:p>
      <text:p text:style-name="a282e82"/>
      <text:p text:style-name="a6a223d"><text:span text:style-name="a24630c"><text:tab/></text:span><text:span text:style-name="ada59f7">Persönliche Interessen / Hobbies</text:span></text:p>
      <text:p text:style-name="af0cabd"><text:span text:style-name="ab54044"><text:tab/></text:span><text:span text:style-name="a848bc1">seit 1990 aktives Mitglied des Vereins [Vereinsname] in Musterstadt</text:span></text:p>
      <text:p text:style-name="a3ff3f8"><text:tab/>seit 08/2003 Mitglied im Vorstand des [Vereinsname]</text:p>
      <text:p text:style-name="ac42cbf"/>
      <text:p text:style-name="aa90cdc"/>
      <text:p text:style-name="a77f1a0"><text:tab/>Eigenhändige Unterschrift</text:p>
      <text:p text:style-name="a595c6d"/>
      <text:p text:style-name="ad3d063">Musterstadt, [Datum]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Lucida Sans Unicode" svg:font-family="'Lucida Sans Unicode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Liberation Serif" style:font-name-asian="WenQuanYi Zen Hei" style:font-name-complex="FreeSans" style:font-size-asian="10.5pt" style:use-window-font-color="true"/>
    </style:default-style>
    <style:style style:family="paragraph" style:name="Standard" style:parent-style-name="default_paragraph_style">
      <style:paragraph-properties fo:text-align="left"/>
      <style:text-properties fo:country="DE" fo:font-size="10.0pt" fo:language="de" style:font-name="Times New Roman" style:font-name-asian="Times New Roman" style:font-name-complex="Times New Roman" style:font-size-asian="10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WenQuanYi Zen Hei" style:font-name-complex="FreeSans" style:font-size-asian="14.0pt"/>
    </style:style>
    <style:style style:family="paragraph" style:name="Verzeichnis" style:parent-style-name="Standard">
      <style:text-properties style:font-name-complex="Tahoma"/>
    </style:style>
    <style:style style:family="paragraph" style:name="Beschriftung" style:parent-style-name="Standard">
      <style:paragraph-properties fo:margin-bottom="2.12mm" fo:margin-top="2.12mm"/>
      <style:text-properties fo:font-size="10.0pt" fo:font-style="italic" style:font-name-complex="Tahoma" style:font-size-asian="10.0pt" style:font-style-asian="italic" style:font-style-complex="italic"/>
    </style:style>
    <style:style style:family="paragraph" style:name="Index" style:parent-style-name="Standard">
      <style:text-properties style:font-name-complex="FreeSans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efault-outline-level="2" style:display-name="Heading 2" style:family="paragraph" style:name="Heading_20_2" style:next-style-name="Standard" style:parent-style-name="Standard">
      <style:paragraph-properties>
        <style:tab-stops>
          <style:tab-stop style:position="6.001cm"/>
          <style:tab-stop style:position="9.753cm"/>
        </style:tab-stops>
      </style:paragraph-properties>
      <style:text-properties fo:font-size="12.0pt" style:font-size-asian="12.0pt"/>
    </style:style>
    <style:style style:family="paragraph" style:name="Überschrift" style:next-style-name="Text_20_body" style:parent-style-name="Standard">
      <style:paragraph-properties fo:margin-bottom="2.12mm" fo:margin-top="4.23mm"/>
      <style:text-properties fo:font-size="14.0pt" style:font-name="Arial" style:font-name-asian="Lucida Sans Unicode" style:font-name-complex="Tahoma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>
        <style:tab-stops>
          <style:tab-stop style:position="6.001cm"/>
        </style:tab-stops>
      </style:paragraph-properties>
      <style:text-properties fo:font-size="12.0pt" fo:font-weight="bold" style:font-size-asian="12.0pt" style:font-weight-asian="bold" style:font-weight-complex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 indent" style:family="paragraph" style:name="Text_20_body_20_indent" style:parent-style-name="Standard">
      <style:paragraph-properties fo:margin-left="45.01mm" fo:margin-right="0.0mm" fo:text-indent="-45.01mm">
        <style:tab-stops>
          <style:tab-stop style:position="4.501cm"/>
        </style:tab-stops>
      </style:paragraph-properties>
      <style:text-properties fo:font-size="12.0pt" style:font-size-asian="12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"/>
    </style:style>
    <style:style style:family="text" style:name="WW-Absatz-Standardschriftart" style:parent-style-name="default_character_style"/>
    <style:style style:display-name="Internet link" style:family="text" style:name="Internet_20_link" style:parent-style-name="WW-Absatz-Standardschriftart">
      <style:text-properties fo:color="#0000ff" style:text-underline-style="solid"/>
    </style:style>
    <style:style style:family="text" style:name="Absatz-Standardschriftart" style:parent-style-name="default_character_style"/>
    <style:style style:family="text" style:name="WW8Num1ztrue" style:parent-style-name="default_character_style"/>
    <style:style style:family="text" style:name="WW8Num1zfalse" style:parent-style-name="default_character_style"/>
    <style:style style:display-name="Visited Internet Link" style:family="text" style:name="Visited_20_Internet_20_Link" style:parent-style-name="default_character_style">
      <style:text-properties fo:color="#80000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696bce" style:parent-style-name="Footer">
      <style:paragraph-properties fo:text-align="center"/>
      <style:text-properties/>
    </style:style>
  </office:automatic-styles>
  <office:master-styles>
    <style:master-page style:name="First_20_Page">
      <style:header>
        <text:p text:style-name="Header"/>
      </style:header>
      <style:footer>
        <text:p text:style-name="a696bce">Diese Vorlage kann man auf<text:s/><text:a xlink:href="http://www.bwl24.net/"><text:span text:style-name="Internet_20_link">www.bwl24.net</text:span></text:a><text:s/>kostenlos downloaden.</text:p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6</dc:date>
    <meta:editing-cycles>2</meta:editing-cycles>
    <meta:editing-duration>PT0.006S</meta:editing-duration>
  </office:meta>
</office:document-meta>
</file>